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_20_style">
      <style:text-properties fo:language="en" fo:country="US" officeooo:rsid="00380bd7" officeooo:paragraph-rsid="00380bd7"/>
    </style:style>
    <style:style style:name="P2" style:family="paragraph" style:parent-style-name="_3c_div_3e_">
      <style:text-properties style:font-name="Calibri Light" fo:font-size="11pt" fo:language="ru" fo:country="RU" fo:font-weight="250" officeooo:rsid="0050e05b" officeooo:paragraph-rsid="0050e05b"/>
    </style:style>
    <style:style style:name="P3" style:family="paragraph" style:parent-style-name="_3c_div_3e_" style:list-style-name="L1"/>
    <style:style style:name="P4" style:family="paragraph" style:parent-style-name="_3c_div_3e_">
      <style:text-properties officeooo:paragraph-rsid="0053b4ec"/>
    </style:style>
    <style:style style:name="P5" style:family="paragraph" style:parent-style-name="_3c_h1_3e_" style:master-page-name="Standard">
      <style:paragraph-properties style:page-number="auto"/>
    </style:style>
    <style:style style:name="P6" style:family="paragraph" style:parent-style-name="_3c_h1_3e_">
      <style:text-properties fo:language="ru" fo:country="RU" officeooo:rsid="00526558" officeooo:paragraph-rsid="0052655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3b60"/>
    </style:style>
    <style:style style:name="T3" style:family="text">
      <style:text-properties fo:language="en" fo:country="US" officeooo:rsid="00130da6"/>
    </style:style>
    <style:style style:name="T4" style:family="text">
      <style:text-properties fo:language="en" fo:country="US" officeooo:rsid="0024eaf6"/>
    </style:style>
    <style:style style:name="T5" style:family="text">
      <style:text-properties fo:language="en" fo:country="US" officeooo:rsid="003616e6"/>
    </style:style>
    <style:style style:name="T6" style:family="text">
      <style:text-properties fo:language="en" fo:country="US" officeooo:rsid="003b71a8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31ecd7"/>
    </style:style>
    <style:style style:name="T9" style:family="text">
      <style:text-properties fo:language="ru" fo:country="RU" officeooo:rsid="0053b4ec"/>
    </style:style>
    <style:style style:name="T10" style:family="text">
      <style:text-properties officeooo:rsid="0017a042"/>
    </style:style>
    <style:style style:name="T11" style:family="text">
      <style:text-properties officeooo:rsid="0018d876"/>
    </style:style>
    <style:style style:name="T12" style:family="text">
      <style:text-properties officeooo:rsid="001ba5b3"/>
    </style:style>
    <style:style style:name="T13" style:family="text">
      <style:text-properties style:font-name="Calibri Light" fo:font-size="11pt" fo:font-weight="250"/>
    </style:style>
    <style:style style:name="T14" style:family="text">
      <style:text-properties style:font-name="Calibri Light" fo:font-size="11pt" fo:font-weight="250" officeooo:rsid="001ba5b3"/>
    </style:style>
    <style:style style:name="T15" style:family="text">
      <style:text-properties style:font-name="Calibri Light" fo:font-size="11pt" fo:font-weight="250" officeooo:rsid="00301f86"/>
    </style:style>
    <style:style style:name="T16" style:family="text">
      <style:text-properties style:font-name="Calibri Light" fo:font-size="11pt" fo:language="en" fo:country="US" fo:font-weight="250"/>
    </style:style>
    <style:style style:name="T17" style:family="text">
      <style:text-properties style:font-name="Calibri Light" fo:font-size="11pt" fo:language="en" fo:country="US" fo:font-weight="250" officeooo:rsid="0040e3af"/>
    </style:style>
    <style:style style:name="T18" style:family="text">
      <style:text-properties style:font-name="Calibri Light" fo:font-size="11pt" fo:language="en" fo:country="US" fo:font-weight="250" officeooo:rsid="00413879"/>
    </style:style>
    <style:style style:name="T19" style:family="text">
      <style:text-properties style:font-name="Calibri Light" fo:font-size="11pt" fo:language="ru" fo:country="RU" fo:font-weight="250"/>
    </style:style>
    <style:style style:name="T20" style:family="text">
      <style:text-properties style:font-name="Calibri Light" fo:font-size="11pt" fo:language="ru" fo:country="RU" fo:font-weight="250" officeooo:rsid="0040e3af"/>
    </style:style>
    <style:style style:name="T21" style:family="text">
      <style:text-properties style:font-name="Calibri Light" fo:font-size="11pt" fo:language="ru" fo:country="RU" fo:font-weight="250" officeooo:rsid="00413879"/>
    </style:style>
    <style:style style:name="T22" style:family="text">
      <style:text-properties style:font-name="Calibri Light" fo:font-size="11pt" fo:language="ru" fo:country="RU" fo:font-weight="250" officeooo:rsid="0053b4ec"/>
    </style:style>
    <style:style style:name="T23" style:family="text">
      <style:text-properties officeooo:rsid="0023e930"/>
    </style:style>
    <style:style style:name="T24" style:family="text">
      <style:text-properties officeooo:rsid="0024eaf6"/>
    </style:style>
    <style:style style:name="T25" style:family="text">
      <style:text-properties officeooo:rsid="0040e3af"/>
    </style:style>
    <style:style style:name="T26" style:family="text">
      <style:text-properties officeooo:rsid="0053b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правляем содержимым</text:p>
      <text:p text:style-name="_3c_div_3e_">Что будет добавлено в репо?</text:p>
      <text:p text:style-name="_3c_code_3e_">git status</text:p>
      <text:p text:style-name="_3c_samp_3e_">Untracked files:</text:p>
      <text:p text:style-name="_3c_samp_3e_"><text:s text:c="2"/>(use "git add &lt;file&gt;..." to include in what will be committed)</text:p>
      <text:p text:style-name="_3c_samp_3e_"><text:s text:c="8"/>.gitignore</text:p>
      <text:p text:style-name="_3c_samp_3e_"><text:s text:c="8"/>selenium.odt</text:p>
      <text:p text:style-name="_3c_samp_3e_"><text:s text:c="8"/>usa/</text:p>
      <text:p text:style-name="P2">Делаем <text:span text:style-name="T1">add? </text:span>А потом смотрим <text:span text:style-name="T1">status. </text:span>Если что не нужно дописываем в .gitignore, потом откатываем и повторяем.</text:p>
      <text:p text:style-name="_3c_code_3e_">git add .</text:p>
      <text:p text:style-name="_3c_code_3e_">git status</text:p>
      <text:p text:style-name="_3c_code_3e_">git reset</text:p>
      <text:p text:style-name="P6">Сжатие репозитория</text:p>
      <text:p text:style-name="_3c_div_3e_">вы можете вызвать git gc --aggressive --prune , который будет выполнять сборку мусора в вашем репозитории и обрезать старые объекты. у вас есть много двоичных файлов (архивы, изображения, исполняемые файлы), которые часто меняются? они обычно приводят к огромным папкам .git (помните, что git хранит моментальные снимки для каждой ревизии, а двоичные файлы плохо сжимаются)</text:p>
      <text:p text:style-name="_3c_code_3e_">git gc --aggressive --prune</text:p>
      <text:p text:style-name="_3c_div_3e_">--prune = &lt;дата&gt;</text:p>
      <text:p text:style-name="_3c_div_3e_">Удалите незакрепленные объекты старше даты (по умолчанию 2 недели назад, можно изменить с помощью переменной конфигурации gc.pruneExpire). --prune = теперь удаляет незакрепленные объекты независимо от их возраста и увеличивает риск повреждения, если другой процесс одновременно выполняет запись в репозиторий; см. «ПРИМЕЧАНИЯ» ниже. --prune по умолчанию включен.</text:p>
      <text:p text:style-name="P4"><text:span text:style-name="T9">Он </text:span><text:span text:style-name="T22">сожмет</text:span><text:span text:style-name="T9"> на локальном диске, а на удаленном репо что-то изменится?</text:span></text:p>
      <text:p text:style-name="_3c_h1_3e_">.gitignore</text:p>
      <text:p text:style-name="_3c_div_3e_">Основной синтаксис:</text:p>
      <text:list xml:id="list2226688610" text:style-name="L1">
        <text:list-item>
          <text:p text:style-name="P3">Каждая строка - отдельный шаблон</text:p>
        </text:list-item>
        <text:list-item>
          <text:p text:style-name="P3">Пустые строки игнорируются</text:p>
        </text:list-item>
        <text:list-item>
          <text:p text:style-name="P3">Строки начинающиеся с # являются комментариями</text:p>
        </text:list-item>
        <text:list-item>
          <text:p text:style-name="P3">Символ слеша "/" в начале строки указывает на текущую папку (где лежит .gitignore)</text:p>
        </text:list-item>
        <text:list-item>
          <text:p text:style-name="P3">Звёздочка(*) заменяет любое количество символов</text:p>
        </text:list-item>
        <text:list-item>
          <text:p text:style-name="P3">Две звёздочки(**) используются для указания всех подпапок.</text:p>
        </text:list-item>
        <text:list-item>
          <text:p text:style-name="P3">Восклицательный знак(!) в начале строки инвертирует шаблон (используется для исключений)</text:p>
        </text:list-item>
        <text:list-item>
          <text:p text:style-name="P3">Для экранирования спецсимволов используется обратный слэш "\". Для игнорирования всей директории, правило должно оканчиваться на слэш(/), в противном случае правило считается именем файла.</text:p>
        </text:list-item>
      </text:list>
      <text:p text:style-name="_3c_h1_3e_">Удаленный репозиторий на <text:span text:style-name="T1">github</text:span></text:p>
      <text:p text:style-name="_3c_div_3e_"><text:a xlink:type="simple" xlink:href="https://github.com/" text:style-name="Internet_20_link" text:visited-style-name="Visited_20_Internet_20_Link"><text:span text:style-name="T1">https://github.com/</text:span></text:a></text:p>
      <text:p text:style-name="_3c_div_3e_"><text:a xlink:type="simple" xlink:href="mailto:klimov1853@gmail.com" text:style-name="Internet_20_link" text:visited-style-name="Visited_20_Internet_20_Link"><text:span text:style-name="T1">klimov1853@gmail.com</text:span></text:a><text:span text:style-name="T1"> / 84tU3M9g6o4h</text:span></text:p>
      <text:p text:style-name="_3c_div_3e_">Заводим по названию папок. Например: проект по изучению битрикс называется <text:span text:style-name="T1">bitrix.</text:span></text:p>
      <text:p text:style-name="_3c_div_3e_"><text:soft-page-break/>Прокол по <text:span text:style-name="T1">SSH </text:span><text:a xlink:type="simple" xlink:href="mailto:git@github.com" text:style-name="Internet_20_link" text:visited-style-name="Visited_20_Internet_20_Link"><text:span text:style-name="T1">git@github.com</text:span></text:a><text:span text:style-name="T1">:HarmonySearch/next.git</text:span></text:p>
      <text:p text:style-name="_3c_div_3e_">Прокол по <text:span text:style-name="T1">HTTPS </text:span><text:a xlink:type="simple" xlink:href="https://github.com/HarmonySearch/next.git" text:style-name="Internet_20_link" text:visited-style-name="Visited_20_Internet_20_Link"><text:span text:style-name="T1">https://github.com/HarmonySearch/next.git</text:span></text:a></text:p>
      <text:p text:style-name="_3c_div_3e_">оба протокола требуют пароль. При каждом пуше пароль будет запрашиваться. Чтобы обойти это можно писать пароль в гет запроме, но это не безопасно. Есть вариант кеширования парорля через <text:span text:style-name="T1">git/ </text:span>Второй вариант по протоколу <text:span text:style-name="T1">SSH </text:span>который все <text:span text:style-name="T13">равно</text:span> передается <text:span text:style-name="T24">с авторизацией </text:span><text:span text:style-name="T4">SSH keys</text:span></text:p>
      <text:p text:style-name="_3c_div_3e_">Есть ещё <text:span text:style-name="T1">GPG keys </text:span></text:p>
      <text:p text:style-name="_3c_div_3e_">Что пишет при создании</text:p>
      <text:p text:style-name="_3c_code_3e_">Quick setup — if you’ve done this kind of thing before</text:p>
      <text:p text:style-name="_3c_code_3e_">or<text:tab/></text:p>
      <text:p text:style-name="_3c_code_3e_">git@github.com:HarmonySearch/superstaff.git</text:p>
      <text:p text:style-name="_3c_code_3e_">Get started by creating a new file or uploading an existing file. We recommend every repository include a README, LICENSE, and .gitignore.</text:p>
      <text:p text:style-name="_3c_code_3e_"/>
      <text:p text:style-name="_3c_code_3e_">…or create a new repository on the command line</text:p>
      <text:p text:style-name="_3c_code_3e_">echo "# superstaff" &gt;&gt; README.md</text:p>
      <text:p text:style-name="_3c_code_3e_">git init</text:p>
      <text:p text:style-name="_3c_code_3e_">git add README.md</text:p>
      <text:p text:style-name="_3c_code_3e_">git commit -m "first commit"</text:p>
      <text:p text:style-name="_3c_code_3e_">git branch -M main</text:p>
      <text:p text:style-name="_3c_code_3e_">git remote add origin git@github.com:HarmonySearch/superstaff.git</text:p>
      <text:p text:style-name="_3c_code_3e_">git push -u origin main</text:p>
      <text:p text:style-name="_3c_div_3e_">… Или нажмите существующий репозиторий из командной строки</text:p>
      <text:p text:style-name="_3c_code_3e_">git remote add origin git@github.com:HarmonySearch/superstaff.git</text:p>
      <text:p text:style-name="_3c_code_3e_">git branch -M main</text:p>
      <text:p text:style-name="_3c_code_3e_">git push -u origin main</text:p>
      <text:p text:style-name="_3c_div_3e_">…or import code from another repository</text:p>
      <text:p text:style-name="_3c_code_3e_">You can initialize this repository with code from a Subversion, Mercurial, or TFS project.</text:p>
      <text:p text:style-name="_3c_div_3e_"><text:span text:style-name="T20">Создаем файл в репозитории на </text:span><text:span text:style-name="_5f_bold"><text:span text:style-name="T25">GitHub</text:span></text:span><text:span text:style-name="T20">. После этого репозиторий создается и подсказка исчезает.</text:span></text:p>
      <text:p text:style-name="_3c_div_3e_"><text:span text:style-name="T20">После этого запускаем </text:span><text:span text:style-name="T17">git? </text:span><text:span text:style-name="T20">Не создавая папку </text:span><text:span text:style-name="_5f_bold"><text:span text:style-name="T25">superstaff</text:span></text:span><text:span text:style-name="T17">. </text:span><text:span text:style-name="T20">Команда </text:span><text:span text:style-name="T17">clone </text:span><text:span text:style-name="T20">сама создаст папку. Запускаем команду </text:span><text:span text:style-name="T21">из папки где нужно создать папку, включающую репозиторий.</text:span></text:p>
      <text:p text:style-name="_3c_code_3e_">git clone <text:a xlink:type="simple" xlink:href="mailto:git@github.com" text:style-name="Internet_20_link" text:visited-style-name="Visited_20_Internet_20_Link">git@github.com</text:a>:HarmonySearch/superstaff.git</text:p>
      <text:p text:style-name="_3c_div_3e_"><text:span text:style-name="T20">Создается папка с названием </text:span><text:span text:style-name="_5f_bold"><text:span text:style-name="T25">superstaff</text:span></text:span><text:span text:style-name="T20"> с базой данных </text:span><text:span text:style-name="_5f_bold"><text:span text:style-name="T25">.git</text:span></text:span><text:span text:style-name="T17">.</text:span><text:span text:style-name="T20"> Переименовываем так как нужно. Название папки теперь не имеет принципиального значения. <text:s/></text:span><text:span text:style-name="T21">Копируем </text:span><text:span text:style-name="T20">туда </text:span><text:span text:style-name="_5f_bold"><text:span text:style-name="T25">Git Bash.lnk</text:span></text:span><text:span text:style-name="T20"> и меняем ему ра</text:span><text:span text:style-name="T21">бочую папку. Если её удалять до диска, то она начинает подсказывать. Копируем .gitignore с содержимым:</text:span></text:p>
      <text:p text:style-name="_3c_code_3e_">*.pdf</text:p>
      <text:p text:style-name="_3c_code_3e_">*.djvu</text:p>
      <text:p text:style-name="_3c_code_3e_"><text:span text:style-name="T21">*.</text:span><text:span text:style-name="T18">zip</text:span></text:p>
      <text:p text:style-name="_3c_code_3e_">*.rar</text:p>
      <text:p text:style-name="_3c_code_3e_">*.7zip</text:p>
      <text:p text:style-name="_3c_div_3e_">Далее </text:p>
      <text:p text:style-name="_3c_code_3e_">git add .</text:p>
      <text:p text:style-name="_3c_code_3e_">git commit</text:p>
      <text:p text:style-name="_3c_code_3e_">git push</text:p>
      <text:p text:style-name="_3c_h1_3e_">Что за файл README.md?</text:p>
      <text:p text:style-name="_3c_div_3e_"><text:a xlink:type="simple" xlink:href="https://github.com/GnuriaN/format-README" text:style-name="Internet_20_link" text:visited-style-name="Visited_20_Internet_20_Link"><text:span text:style-name="T19">https://github.com/GnuriaN/format-README</text:span></text:a></text:p>
      <text:p text:style-name="_3c_div_3e_"><text:span text:style-name="T19">Для описания проектов на </text:span><text:span text:style-name="_5f_bold">GitHub</text:span><text:span text:style-name="T19"> используется </text:span><text:span text:style-name="_5f_bold">README.md</text:span><text:span text:style-name="T19">, который пишется на языке разметки </text:span><text:span text:style-name="_5f_bold">markdown</text:span><text:span text:style-name="T19">.</text:span></text:p>
      <text:p text:style-name="_3c_div_3e_"><text:span text:style-name="_5f_bold"><text:span text:style-name="T25">Markdown</text:span></text:span><text:span text:style-name="T20"> (произносится </text:span><text:span text:style-name="_5f_bold"><text:span text:style-name="T25">маркда́ун</text:span></text:span><text:span text:style-name="T20">) — облегчён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 (HTML, Rich Text и других).</text:span></text:p>
      <text:p text:style-name="_3c_div_3e_"><text:span text:style-name="T19">Дежавю ). На таком языке я когда-то делал на </text:span><text:span text:style-name="T16">unix </text:span><text:span text:style-name="T19">отчеты на заводе.</text:span></text:p>
      <text:p text:style-name="_3c_div_3e_"><text:span text:style-name="T19">Краткое руководство на </text:span><text:a xlink:type="simple" xlink:href="https://paulradzkov.com/2014/markdown_cheatsheet/" text:style-name="Internet_20_link" text:visited-style-name="Visited_20_Internet_20_Link"><text:span text:style-name="T19">https://paulradzkov.com/2014/markdown_cheatsheet/</text:span></text:a></text:p>
      <text:p text:style-name="_3c_div_3e_"><text:soft-page-break/>как потом этим пользоваться (потом разберемся)</text:p>
      <text:p text:style-name="_3c_h1_3e_">Генерация ключей</text:p>
      <text:p text:style-name="_3c_div_3e_">В <text:span text:style-name="T1">git </text:span></text:p>
      <text:p text:style-name="_3c_code_3e_"><text:span text:style-name="T1">ssh-keygen -t ed25519 -C "</text:span><text:a xlink:type="simple" xlink:href="mailto:klimov1853@gmail.com" text:style-name="Internet_20_link" text:visited-style-name="Visited_20_Internet_20_Link"><text:span text:style-name="T16">klimov1853</text:span></text:a><text:a xlink:type="simple" xlink:href="mailto:klimov1853@gmail.com" text:style-name="Internet_20_link" text:visited-style-name="Visited_20_Internet_20_Link"><text:span text:style-name="T1">@</text:span></text:a><text:a xlink:type="simple" xlink:href="mailto:klimov1853@gmail.com" text:style-name="Internet_20_link" text:visited-style-name="Visited_20_Internet_20_Link"><text:span text:style-name="T16">gmail.com</text:span></text:a><text:span text:style-name="T1">"</text:span></text:p>
      <text:p text:style-name="_3c_div_3e_">Место для ключей по умолчанию. Секретная фраза -звезда.</text:p>
      <text:p text:style-name="_3c_div_3e_">Запускаем <text:span text:style-name="T1">ssh </text:span>агент</text:p>
      <text:p text:style-name="_3c_code_3e_">eval `ssh-agent -s`</text:p>
      <text:p text:style-name="_3c_div_3e_">Добавляем ключ</text:p>
      <text:p text:style-name="_3c_code_3e_">ssh-add ~/.ssh/id_ed25519</text:p>
      <text:p text:style-name="_3c_div_3e_">спросит фразу</text:p>
      <text:p text:style-name="_3c_div_3e_">Добавим ключ в <text:span text:style-name="T15">буфер</text:span></text:p>
      <text:p text:style-name="_3c_code_3e_">clip &lt; ~/.ssh/id_ed25519.pub</text:p>
      <text:p text:style-name="_3c_div_3e_">затем открываем <text:span text:style-name="T1">github </text:span>и вставляем ключ из буфера</text:p>
      <text:p text:style-name="_3c_div_3e_"/>
      <text:p text:style-name="_3c_div_3e_"/>
      <text:p text:style-name="_3c_h1_3e_">Установка <text:span text:style-name="T1">git</text:span></text:p>
      <text:p text:style-name="_3c_div_3e_">Качаем <text:a xlink:type="simple" xlink:href="https://git-scm.com/download/win" text:style-name="Internet_20_link" text:visited-style-name="Visited_20_Internet_20_Link">https://git-scm.com/download/win</text:a></text:p>
      <text:p text:style-name="_3c_div_3e_">Устанавливаем.</text:p>
      <text:p text:style-name="_3c_div_3e_"/>
      <text:p text:style-name="_3c_h3_3e_">Обязательная настройка после установки</text:p>
      <text:p text:style-name="_3c_div_3e_">Запускаем из меню Git Bash. </text:p>
      <text:p text:style-name="_3c_div_3e_">Настраиваем окно <text:span text:style-name="T10">и шрифт.</text:span></text:p>
      <text:p text:style-name="_3c_div_3e_">Имя и ящик</text:p>
      <text:p text:style-name="_3c_code_3e_">git config --global user.name "Valeri Klimov"</text:p>
      <text:p text:style-name="_3c_code_3e_">git config --global user.email "klimov<text:span text:style-name="T3">1853</text:span>@<text:span text:style-name="T3">g</text:span>mail.<text:span text:style-name="T3">com</text:span>"</text:p>
      <text:p text:style-name="_3c_div_3e_">Показывать кириллицу вместо цифр в названии файлов</text:p>
      <text:p text:style-name="_3c_code_3e_">git config --global core.quotepath false</text:p>
      <text:p text:style-name="_3c_div_3e_">Отключение преобразование концов строк linux → windows </text:p>
      <text:p text:style-name="_3c_code_3e_">git config --global core.autocrlf false</text:p>
      <text:p text:style-name="_3c_div_3e_">Редактор для Notepad++<text:span text:style-name="T2">(64)</text:span> для commit. </text:p>
      <text:p text:style-name="_3c_div_3e_">-multiInst запустить ещё один экземпляр Notepad++</text:p>
      <text:p text:style-name="_3c_div_3e_">-notabbar отключить вкладку интерфейс</text:p>
      <text:p text:style-name="_3c_div_3e_">-nosession <text:s/>без загрузки предыдущей сессии</text:p>
      <text:p text:style-name="_3c_div_3e_">-noPlugin <text:s/>без загрузки плагинов</text:p>
      <text:p text:style-name="_3c_code_3e_">git config --global core.editor "'c:\Program Files\Notepad++\notepad++.exe' -multiInst -notabbar -nosession -noPlugin"</text:p>
      <text:p text:style-name="_3c_div_3e_"/>
      <text:p text:style-name="_3c_div_3e_"><text:soft-page-break/></text:p>
      <text:p text:style-name="_3c_div_3e_"/>
      <text:p text:style-name="_3c_div_3e_"/>
      <text:p text:style-name="_3c_h1_3e_">Создание нового репозитория <text:span text:style-name="T11">на диске</text:span></text:p>
      <text:p text:style-name="_3c_div_3e_">Переходим в нужную папку и запускаем команду.</text:p>
      <text:p text:style-name="_3c_code_3e_">echo "# next" &gt;&gt; README.md</text:p>
      <text:p text:style-name="_3c_code_3e_"/>
      <text:p text:style-name="_3c_code_3e_">git init </text:p>
      <text:p text:style-name="_3c_div_3e_"><text:span text:style-name="T12">В текущей папке </text:span><text:span text:style-name="T14">создается репозиторий в папке с именем</text:span> .<text:span text:style-name="T1">git</text:span></text:p>
      <text:p text:style-name="_3c_h1_3e_">Создание адресов внешних репозиториев</text:p>
      <text:p text:style-name="_3c_div_3e_">На русском нет <text:span text:style-name="T23">перевода.</text:span></text:p>
      <text:p text:style-name="_3c_div_3e_">Команду запускаем из папки с репозиторием. <text:span text:style-name="T13">Для каждого репозитория список своих локальных алиасов.</text:span></text:p>
      <text:p text:style-name="_3c_code_3e_">git remote -<text:span text:style-name="T6">v</text:span></text:p>
      <text:p text:style-name="_3c_div_3e_">add – <text:span text:style-name="T7">назначить удаленному репозиторию &lt;url&gt; имя &lt;name&gt;</text:span></text:p>
      <text:p text:style-name="_3c_code_3e_">git remote add &lt;name&gt; &lt;url&gt;</text:p>
      <text:p text:style-name="_3c_div_3e_">по этому алиасу потом будет обращение к удаленному репозиторию.</text:p>
      <text:p text:style-name="_3c_code_3e_">git remote add origin <text:a xlink:type="simple" xlink:href="mailto:git@github.com" text:style-name="Internet_20_link" text:visited-style-name="Visited_20_Internet_20_Link">git@github.com</text:a>:HarmonySearch/next.git</text:p>
      <text:p text:style-name="_3c_code_3e_">git branch -M main</text:p>
      <text:p text:style-name="_3c_code_3e_"><text:span text:style-name="T5"># </text:span>Если у вас уже есть локальная ветка и вы хотите настроить ее на слежение</text:p>
      <text:p text:style-name="_3c_code_3e_"><text:span text:style-name="T5">#</text:span> за удалённой веткой, которую вы только что получили</text:p>
      <text:p text:style-name="_3c_code_3e_">git push -u origin main</text:p>
      <text:p text:style-name="_3c_code_3e_"># <text:span text:style-name="T7">После этого просто </text:span>push <text:span text:style-name="T7">прокатывает</text:span></text:p>
      <text:p text:style-name="_3c_code_3e_">git push</text:p>
      <text:p text:style-name="_3c_div_3e_">Не прокатило. При создании репо сделал файл на гитхаб и она отказалась синхронизировать. Сейчас скачаю </text:p>
      <text:p text:style-name="_3c_div_3e_">Удаление</text:p>
      <text:p text:style-name="_3c_code_3e_">git remote rm origin</text:p>
      <text:p text:style-name="_3c_div_3e_">Создаем список новых файлов</text:p>
      <text:p text:style-name="_3c_code_3e_">git add .</text:p>
      <text:p text:style-name="_3c_div_3e_">комитим</text:p>
      <text:p text:style-name="_3c_code_3e_">git commit</text:p>
      <text:p text:style-name="_3c_div_3e_"><text:s/><text:span text:style-name="T8">пушим</text:span></text:p>
      <text:p text:style-name="_3c_code_3e_">git push<text:bookmark text:name="_GoBack"/></text:p>
      <text:p text:style-name="_3c_h1_3e_">Консоль на кириллицу</text:p>
      <text:p text:style-name="_3c_code_3e_"># <text:s text:c="6"/>"\362\345\361\362"</text:p>
      <text:p text:style-name="_3c_code_3e_">nothing added to commit but untracked files present (use "git add" to track)</text:p>
      <text:p text:style-name="_3c_div_3e_">Чтобы исправить такое поведение git необходимо изменить параметр quotepath в секции [core], установив его в false.</text:p>
      <text:p text:style-name="_3c_code_3e_">quotepath = false</text:p>
      <text:p text:style-name="_3c_div_3e_">Поменять можно либо глобальный файл настроек либо локальный. Глобальный файл настроек находится здесь C:\Program Files\Git\etc\gitconfig, локальный в каталоге репозитория .git\config.</text:p>
      <text:p text:style-name="_3c_h1_3e_"><text:soft-page-break/>Git <text:span text:style-name="T7">на </text:span>ubuntu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c_div_3e_" style:display-name="&lt;div&gt;" style:family="paragraph" style:parent-style-name="_3c_p_3e_" style:master-page-name="">
      <style:paragraph-properties fo:margin-left="0cm" fo:margin-right="0cm" fo:margin-top="0.101cm" fo:margin-bottom="0.101cm" style:contextual-spacing="false" fo:line-height="0.45cm" fo:hyphenation-ladder-count="no-limit" fo:text-indent="0cm" style:auto-text-indent="false" style:page-number="auto"/>
      <style:text-properties fo:language="zxx" fo:country="none" fo:hyphenate="true" fo:hyphenation-remain-char-count="2" fo:hyphenation-push-char-count="2" loext:hyphenation-no-caps="fals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1" fo:font-family="'Bebas Neue Pro'" style:font-style-name="Жирный" style:font-family-generic="swiss" style:font-pitch="variable" fo:font-size="15pt" fo:font-weight="normal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_3c_strong_3e_" style:display-name="&lt;strong&gt;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87</meta:editing-cycles>
    <meta:print-date>1970-01-01T03:00:00</meta:print-date>
    <meta:creation-date>2020-05-01T18:23:00</meta:creation-date>
    <dc:date>2021-02-04T14:40:03.996000000</dc:date>
    <meta:editing-duration>PT15H54M11S</meta:editing-duration>
    <meta:generator>LibreOffice/7.0.3.1$Windows_X86_64 LibreOffice_project/d7547858d014d4cf69878db179d326fc3483e082</meta:generator>
    <meta:document-statistic meta:table-count="0" meta:image-count="0" meta:object-count="0" meta:page-count="5" meta:paragraph-count="141" meta:word-count="972" meta:character-count="6930" meta:non-whitespace-character-count="607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